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CP 1.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s</text:p>
          </table:table-cell>
          <table:table-cell office:value-type="string" calcext:value-type="string">
            <text:p>avgs</text:p>
          </table:table-cell>
          <table:table-cell office:value-type="string" calcext:value-type="string">
            <text:p>ratio change</text:p>
          </table:table-cell>
        </table:table-row>
        <table:table-row table:style-name="ro1">
          <table:table-cell table:style-name="ce1" office:value-type="float" office:value="1000000000" calcext:value-type="float">
            <text:p>1.00E+009</text:p>
          </table:table-cell>
          <table:table-cell office:value-type="float" office:value="2.001953125" calcext:value-type="float">
            <text:p>2.001953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03173828125" calcext:value-type="float">
            <text:p>3.0031738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00732421875" calcext:value-type="float">
            <text:p>2.0007324219</text:p>
          </table:table-cell>
          <table:table-cell table:formula="of:=AVERAGE([.B3];[.B4];[.B5])" office:value-type="float" office:value="2.33528645833333" calcext:value-type="float">
            <text:p>2.335286458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 office:value-type="float" office:value="10000000000" calcext:value-type="float">
            <text:p>1.00E+010</text:p>
          </table:table-cell>
          <table:table-cell office:value-type="float" office:value="7.00634765625" calcext:value-type="float">
            <text:p>7.00634765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0078125" calcext:value-type="float">
            <text:p>8.0078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068359375" calcext:value-type="float">
            <text:p>7.0068359375</text:p>
          </table:table-cell>
          <table:table-cell table:formula="of:=AVERAGE([.B6];[.B7];[.B8])" office:value-type="float" office:value="7.34033203125" calcext:value-type="float">
            <text:p>7.3403320313</text:p>
          </table:table-cell>
          <table:table-cell table:formula="of:=[.C8]/[.C5]" office:value-type="float" office:value="3.14322553666016" calcext:value-type="float">
            <text:p>3.1432255367</text:p>
          </table:table-cell>
        </table:table-row>
        <table:table-row table:style-name="ro1">
          <table:table-cell table:style-name="ce1" office:value-type="float" office:value="100000000000" calcext:value-type="float">
            <text:p>1.00E+011</text:p>
          </table:table-cell>
          <table:table-cell office:value-type="float" office:value="26.02490234375" calcext:value-type="float">
            <text:p>26.0249023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022705078125" calcext:value-type="float">
            <text:p>24.02270507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025146484375" calcext:value-type="float">
            <text:p>26.0251464844</text:p>
          </table:table-cell>
          <table:table-cell table:formula="of:=AVERAGE([.B9];[.B10];[.B11])" office:value-type="float" office:value="25.3575846354167" calcext:value-type="float">
            <text:p>25.3575846354</text:p>
          </table:table-cell>
          <table:table-cell table:formula="of:=[.C11]/[.C8]" office:value-type="float" office:value="3.45455553338211" calcext:value-type="float">
            <text:p>3.4545555334</text:p>
          </table:table-cell>
        </table:table-row>
        <table:table-row table:style-name="ro1">
          <table:table-cell table:style-name="ce1" office:value-type="float" office:value="1000000000000" calcext:value-type="float">
            <text:p>1.00E+012</text:p>
          </table:table-cell>
          <table:table-cell office:value-type="float" office:value="91.087646484375" calcext:value-type="float">
            <text:p>91.08764648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.09521484375" calcext:value-type="float">
            <text:p>90.0952148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.0791015625" calcext:value-type="float">
            <text:p>90.0791015625</text:p>
          </table:table-cell>
          <table:table-cell table:formula="of:=AVERAGE([.B12];[.B13];[.B14])" office:value-type="float" office:value="90.420654296875" calcext:value-type="float">
            <text:p>90.4206542969</text:p>
          </table:table-cell>
          <table:table-cell table:formula="of:=[.C14]/[.C11]" office:value-type="float" office:value="3.56582283355905" calcext:value-type="float">
            <text:p>3.5658228336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/>
          <table:table-cell office:value-type="string" calcext:value-type="string">
            <text:p>20s</text:p>
          </table:table-cell>
          <table:table-cell office:value-type="string" calcext:value-type="string">
            <text:p>avgs</text:p>
          </table:table-cell>
          <table:table-cell office:value-type="string" calcext:value-type="string">
            <text:p>ratio change</text:p>
          </table:table-cell>
        </table:table-row>
        <table:table-row table:style-name="ro1">
          <table:table-cell table:style-name="ce1" office:value-type="float" office:value="2000000000" calcext:value-type="float">
            <text:p>2.00E+009</text:p>
          </table:table-cell>
          <table:table-cell office:value-type="float" office:value="4.994384765625" calcext:value-type="float">
            <text:p>4.99438476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004638671875" calcext:value-type="float">
            <text:p>5.00463867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004150390625" calcext:value-type="float">
            <text:p>5.0041503906</text:p>
          </table:table-cell>
          <table:table-cell table:formula="of:=AVERAGE([.B38];[.B39];[.B40];)" office:value-type="float" office:value="3.75079345703125" calcext:value-type="float">
            <text:p>3.750793457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 office:value-type="float" office:value="40000000000" calcext:value-type="float">
            <text:p>4.00E+010</text:p>
          </table:table-cell>
          <table:table-cell office:value-type="float" office:value="26.02490234375" calcext:value-type="float">
            <text:p>26.0249023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024169921875" calcext:value-type="float">
            <text:p>25.02416992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021484375" calcext:value-type="float">
            <text:p>24.021484375</text:p>
          </table:table-cell>
          <table:table-cell table:formula="of:=AVERAGE([.B41];[.B42];[.B43])" office:value-type="float" office:value="25.0235188802083" calcext:value-type="float">
            <text:p>25.0235188802</text:p>
          </table:table-cell>
          <table:table-cell table:formula="of:=[.C43]/[.C40]" office:value-type="float" office:value="6.67152674943995" calcext:value-type="float">
            <text:p>6.6715267494</text:p>
          </table:table-cell>
        </table:table-row>
        <table:table-row table:style-name="ro1">
          <table:table-cell table:style-name="ce1" office:value-type="float" office:value="800000000000" calcext:value-type="float">
            <text:p>8.00E+011</text:p>
          </table:table-cell>
          <table:table-cell office:value-type="float" office:value="135.129638671875" calcext:value-type="float">
            <text:p>135.12963867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.131591796875" calcext:value-type="float">
            <text:p>132.13159179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.13134765625" calcext:value-type="float">
            <text:p>136.1313476563</text:p>
          </table:table-cell>
          <table:table-cell table:formula="of:=AVERAGE([.B44];[.B45];[.B46])" office:value-type="float" office:value="134.464192708333" calcext:value-type="float">
            <text:p>134.4641927083</text:p>
          </table:table-cell>
          <table:table-cell table:formula="of:=[.C46]/[.C43]" office:value-type="float" office:value="5.37351254841637" calcext:value-type="float">
            <text:p>5.3735125484</text:p>
          </table:table-cell>
        </table:table-row>
        <table:table-row table:style-name="ro1">
          <table:table-cell table:style-name="ce1" office:value-type="float" office:value="16000000000000" calcext:value-type="float">
            <text:p>1.60E+013</text:p>
          </table:table-cell>
          <table:table-cell office:value-type="float" office:value="522.486572265625" calcext:value-type="float">
            <text:p>522.48657226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1.52392578125" calcext:value-type="float">
            <text:p>551.52392578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.479248046875" calcext:value-type="float">
            <text:p>506.4792480469</text:p>
          </table:table-cell>
          <table:table-cell table:formula="of:=AVERAGE([.B47];[.B48];[.B49])" office:value-type="float" office:value="526.829915364583" calcext:value-type="float">
            <text:p>526.8299153646</text:p>
          </table:table-cell>
          <table:table-cell table:formula="of:=[.C49]/[.C46]" office:value-type="float" office:value="3.91799411243506" calcext:value-type="float">
            <text:p>3.9179941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0:27:30.468000000</meta:creation-date>
    <dc:date>2017-08-05T15:21:55.588000000</dc:date>
    <meta:editing-duration>PT4H45M16S</meta:editing-duration>
    <meta:editing-cycles>2</meta:editing-cycles>
    <meta:generator>LibreOffice/4.2.4.2$Windows_x86 LibreOffice_project/63150712c6d317d27ce2db16eb94c2f3d7b699f8</meta:generator>
    <meta:document-statistic meta:table-count="1" meta:cell-count="55" meta:object-count="0"/>
  </office:meta>
</office:document-meta>
</file>